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9c71" officeooo:paragraph-rsid="000d9c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page</text:p>
      <text:p text:style-name="P1">\section{Project Execution 1}</text:p>
      <text:p text:style-name="P1">Week 1: Installed and began running Ros and Gazebo. Set up project git folder.</text:p>
      <text:p text:style-name="P1"/>
      <text:p text:style-name="P1">Week 2: First meeting with Kerstin. Examination of marking criteria. Completion of set of Python tutorials. Got invitation to GItlab at meeting. Began adding to reading list</text:p>
      <text:p text:style-name="P1"/>
      <text:p text:style-name="P1">Week 3: Disaster week. DIscovered Gitlab wasn't working. Sourced code from published paper and began familiarisation with code. </text:p>
      <text:p text:style-name="P1"/>
      <text:p text:style-name="P1">WEek 4: Made reading list 2.0. Trouble shooted with Kerstin who tried to find missing launch file</text:p>
      <text:p text:style-name="P1"/>
      <text:p text:style-name="P1">WEek 5: Finally started using Morse. Familiarised with process and set up basic simulation. Laptop broke</text:p>
      <text:p text:style-name="P1"/>
      <text:p text:style-name="P1">Week 6: Day 1. Installation of software on new laptop. Created usable world</text:p>
      <text:p text:style-name="P1">Day 2. Made drone that would follow robot using online code</text:p>
      <text:p text:style-name="P1">Day 3. Made robot move from one place to another automatically with drone following</text:p>
      <text:p text:style-name="P1">Day 4. Built in flee mechanism whereby robot speeds up x4 when the 'p' button is pushed</text:p>
      <text:p text:style-name="P1">Tested.</text:p>
      <text:p text:style-name="P1"/>
      <text:p text:style-name="P1">Week 7: Transferred written work on project to Latex and did referencing.</text:p>
      <text:p text:style-name="P1">Day 2 + 3: Robot set up so when fleeing activated, first response is to flee to specified location, wait for 8 seconds, and then continue to end goal, all at increased speed.</text:p>
      <text:p text:style-name="P1">Day 4: Selected three locations (no physical barrier yet) and programmed robot such that it will select the nearest location (based on euclidean distance) and flee there when in danger, wait for 8 secs and continue to its goal. Testing showed this was carried out successfully.</text:p>
      <text:p text:style-name="P1">Concluded basic responses of robot. Still need fleeing locations to match a physical barrier, other than that, good response and basis for starting experiments.</text:p>
      <text:p text:style-name="P1"/>
      <text:p text:style-name="P1">Week 8: To do: Create sensor in robot that detects nearness of drone. This will hopefully be accomplished using an inbuilt noise sensor. Once built in reaction should be:</text:p>
      <text:p text:style-name="P1"><text:s/>- at certain distance begin monitoring drone movement (activate second site based sensor?)</text:p>
      <text:p text:style-name="P1"><text:s/>- at second distance initiate flee</text:p>
      <text:p text:style-name="P1"><text:s/>- hiding should be tied to sensor such that robot only ventures a certain distance outside the refuge, scans for drone, if drone present return to refuge (i. e. two separate stays in refuge) or flee (need to decide based on reading) if gone, continue at original pace. </text:p>
      <text:p text:style-name="P1"><text:s/></text:p>
      <text:p text:style-name="P1"><text:s/>Day 1: Attached proximity sensor to robot. TRied other sensors including cameras and infrared but this was able to track within a certain distance (similar to animals senses) and detect proximity. Need to access data from sensor... ONce data accessed and confirmed working, scanning rate shall hopefully be complete. Then need to say when data reads that drone is x meters away, flee. IN experiments monitoring distance will represent alert distance and x will represent flight initiation distance.</text:p>
      <text:p text:style-name="P1"><text:s/></text:p>
      <text:p text:style-name="P1"><text:s/>Day 2: Figured out how to read data from sensor. Being exported to listener terminal.</text:p>
      <text:p text:style-name="P1"><text:s/></text:p>
      <text:p text:style-name="P1"><text:s/>Day 3: Robot can now flee from drone when it is 'near' i.e. 30m away. Will need to figure out how to edit this. SO essentially, I'm a genius. One assumption is that because the drone is following the robot, we assume that by moving he is always running away from drone and there is no safety check to confirm this. </text:p>
      <text:p text:style-name="P1"><text:s/></text:p>
      <text:p text:style-name="P1"><text:soft-page-break/>Day 4/ Day1 Week 9: Robot can now assess if a drone is in a high risk. This is assessed based on traits that animals used: the bot will flee either if the drone is moving at a certain pace in the robots direction or if the drone gets within a certain distance of the bot. As such, if the drone does not follow, the robot will ignore it, unless its path to its goal passes too close to the drone in which case it flees regardless of the drone. </text:p>
      <text:p text:style-name="P1"><text:s/></text:p>
      <text:p text:style-name="P1"><text:s/>Final things to do: Add capture message, change starting points, change location to rocks (which now can do by listening to port 60000 and not making mouse move), let them finish when robot reaches loc.</text:p>
      <text:p text:style-name="P1"><text:s/></text:p>
      <text:p text:style-name="P1"><text:s/></text:p>
      <text:p text:style-name="P1"><text:s/>Problems encountered:</text:p>
      <text:p text:style-name="P1"><text:s/></text:p>
      <text:p text:style-name="P1"><text:s/>Obviously, lack of files. Created huge delay that took large amount of time to be recitifed</text:p>
      <text:p text:style-name="P1"><text:s/></text:p>
      <text:p text:style-name="P1"><text:s/>Morse lack of documentation and reliance on pre built code - some opacity in what takes place</text:p>
      <text:p text:style-name="P1"><text:s/></text:p>
      <text:p text:style-name="P1"><text:s/>Origin points are proving difficult to change/ dictate</text:p>
      <text:p text:style-name="P1"><text:s/></text:p>
      <text:p text:style-name="P1"><text:s/>Notification of cat catching mouse proving difficult as it doesn't seem to be linked to correct event. </text:p>
      <text:p text:style-name="P1"><text:s/></text:p>
      <text:p text:style-name="P1"><text:s/>Creating realistic refuge - what is an accurate representation of something that could shield a delivery robot from capture? What environment are they working in and what constraints does this bring? Should rocks be used? Would a tree be more realistic? On street hwo would they refuge? BIG question....</text:p>
      <text:p text:style-name="P1"/>
      <text:p text:style-name="P1">\newpage</text:p>
      <text:p text:style-name="P1">\section{Project Outline}</text:p>
      <text:p text:style-name="P1"/>
      <text:p text:style-name="P1"/>
      <text:p text:style-name="P1">The expected timeline of this project, and its associated risks, are laid out in this section. The timeline has been split into three sections; planning, execution and documentation.</text:p>
      <text:p text:style-name="P1"/>
      <text:p text:style-name="P1">The risk analysis is composed of four sections, each discussing a different possible risk, how it could affect the project and how it could effectively be dealt with. It is hoped that having clear solutions to possible risks will mitigate against serious time delays due to these risks being realised.</text:p>
      <text:p text:style-name="P1"/>
      <text:p text:style-name="P1"/>
      <text:p text:style-name="P1"/>
      <text:p text:style-name="P1">\subsection{Expected timeline}</text:p>
      <text:p text:style-name="P1"/>
      <text:p text:style-name="P1">For the sake of planning, this project has been split into three stages. These stages are planning, execution and documentation. Planning refers to the initial stages of project development. Execution comprises the main body of testing for the project and Documentation refers to the way in which these tests are tracked and recorded. Chronologically, planning will come first however, the other two stages will happen concurrently. For a Gantt Chart visualization of this plan please see Appendix A.</text:p>
      <text:p text:style-name="P1"/>
      <text:p text:style-name="P1">\subsubsection{Planning}</text:p>
      <text:p text:style-name="P1"/>
      <text:p text:style-name="P1"/>
      <text:p text:style-name="P1">Objective</text:p>
      <text:p text:style-name="P1"><text:soft-page-break/>Description</text:p>
      <text:p text:style-name="P1">Timeframe</text:p>
      <text:p text:style-name="P1"/>
      <text:p text:style-name="P1"/>
      <text:p text:style-name="P1"/>
      <text:p text:style-name="P1">Learn ROS, Python</text:p>
      <text:p text:style-name="P1">These languages have not been included in the</text:p>
      <text:p text:style-name="P1">Due: 25/05/2018</text:p>
      <text:p text:style-name="P1">and C++</text:p>
      <text:p text:style-name="P1">taught modules of MS50, thus it will need to be</text:p>
      <text:p text:style-name="P1"/>
      <text:p text:style-name="P1">programming</text:p>
      <text:p text:style-name="P1">learned from first principles.</text:p>
      <text:p text:style-name="P1"/>
      <text:p text:style-name="P1">languages</text:p>
      <text:p text:style-name="P1"/>
      <text:p text:style-name="P1"/>
      <text:p text:style-name="P1">Literature Review</text:p>
      <text:p text:style-name="P1">It will be necessary to do an extensive review of the</text:p>
      <text:p text:style-name="P1">Due: 27/04/2018</text:p>
      <text:p text:style-name="P1"/>
      <text:p text:style-name="P1">literature associated with my chosen topic which</text:p>
      <text:p text:style-name="P1"/>
      <text:p text:style-name="P1"/>
      <text:p text:style-name="P1">will provide the background of this topic and</text:p>
      <text:p text:style-name="P1"/>
      <text:p text:style-name="P1"/>
      <text:p text:style-name="P1">provide me with a set of information and</text:p>
      <text:p text:style-name="P1"/>
      <text:p text:style-name="P1"/>
      <text:p text:style-name="P1">assumptions that will be used throughout the</text:p>
      <text:p text:style-name="P1"/>
      <text:p text:style-name="P1"/>
      <text:p text:style-name="P1">project.</text:p>
      <text:p text:style-name="P1"/>
      <text:p text:style-name="P1"/>
      <text:p text:style-name="P1">\subsubsection{Execution}</text:p>
      <text:p text:style-name="P1"/>
      <text:p text:style-name="P1"/>
      <text:p text:style-name="P1">Objective</text:p>
      <text:p text:style-name="P1">Description</text:p>
      <text:p text:style-name="P1">Timeframe</text:p>
      <text:p text:style-name="P1"/>
      <text:p text:style-name="P1"/>
      <text:p text:style-name="P1"/>
      <text:p text:style-name="P1">Set up environment</text:p>
      <text:p text:style-name="P1">The environment is pre-existing and so will not need</text:p>
      <text:p text:style-name="P1">Due: 17/06/2018</text:p>
      <text:p text:style-name="P1"/>
      <text:p text:style-name="P1">to be built specifically for this project, however, it</text:p>
      <text:p text:style-name="P1"/>
      <text:p text:style-name="P1"/>
      <text:p text:style-name="P1"><text:soft-page-break/>will be necessary to spend sufficient time becoming</text:p>
      <text:p text:style-name="P1"/>
      <text:p text:style-name="P1"/>
      <text:p text:style-name="P1">very familiar with it before commencing any tests.</text:p>
      <text:p text:style-name="P1"/>
      <text:p text:style-name="P1">Test robot and drone</text:p>
      <text:p text:style-name="P1">Robot and drone functionality will have to be tested</text:p>
      <text:p text:style-name="P1">Due: 17/06/2018</text:p>
      <text:p text:style-name="P1">functionality</text:p>
      <text:p text:style-name="P1">to ensure that, when programmed, they operate as</text:p>
      <text:p text:style-name="P1"/>
      <text:p text:style-name="P1"/>
      <text:p text:style-name="P1">expected and do not show any tendencies that would</text:p>
      <text:p text:style-name="P1"/>
      <text:p text:style-name="P1"/>
      <text:p text:style-name="P1">jeopardise the tests by introducing unknown factors.</text:p>
      <text:p text:style-name="P1"/>
      <text:p text:style-name="P1">Initial testing</text:p>
      <text:p text:style-name="P1">Using initial calculations based on literature,</text:p>
      <text:p text:style-name="P1">Due: 29/06/2018</text:p>
      <text:p text:style-name="P1"/>
      <text:p text:style-name="P1">estimate a starting point for robot behaviours with</text:p>
      <text:p text:style-name="P1"/>
      <text:p text:style-name="P1"/>
      <text:p text:style-name="P1">the intention of corroborating evidence that suggests</text:p>
      <text:p text:style-name="P1"/>
      <text:p text:style-name="P1"/>
      <text:p text:style-name="P1">seeking refuge is of benefit to a robot being pursued.</text:p>
      <text:p text:style-name="P1"/>
      <text:p text:style-name="P1">Main testing</text:p>
      <text:p text:style-name="P1">Carry out the bulk of testing in this period. Focus on</text:p>
      <text:p text:style-name="P1">Due: 03/08/2018</text:p>
      <text:p text:style-name="P1"/>
      <text:p text:style-name="P1">achieving accurate figures for ideal flight initiation</text:p>
      <text:p text:style-name="P1"/>
      <text:p text:style-name="P1"/>
      <text:p text:style-name="P1">distance, alert distance, flight distance and time</text:p>
      <text:p text:style-name="P1"/>
      <text:p text:style-name="P1"/>
      <text:p text:style-name="P1">spent in refuge.</text:p>
      <text:p text:style-name="P1"/>
      <text:p text:style-name="P1">Possible extensions</text:p>
      <text:p text:style-name="P1">If time allows, explore possible extensions. Example</text:p>
      <text:p text:style-name="P1">Due: 24/08/2018</text:p>
      <text:p text:style-name="P1"/>
      <text:p text:style-name="P1">cited below.</text:p>
      <text:p text:style-name="P1"/>
      <text:p text:style-name="P1"/>
      <text:p text:style-name="P1"/>
      <text:p text:style-name="P1"/>
      <text:p text:style-name="P1"/>
      <text:p text:style-name="P1"/>
      <text:p text:style-name="P1"><text:soft-page-break/>One possible extension to this project is the inclusion of some sort of recognition technology that would allow the delivery robot to identify the drone’s behaviour in order to classify the risk-level of the situation. As discussed in the literature survey, this is a common means by which animals assess the risk associated with a perceived predator. If the delivery robot was able to assess a drone’s behaviour e.g. flying directly towards the robot or hovering over it, or indeed if the robot was able to identify certain drones as having certain levels of risk over time, it would be most beneficial to the project. Most likely, it may prove possible to incorporate some sort of simple behaviour analysis algorithm into the project, as an extension to the main testing.</text:p>
      <text:p text:style-name="P1"/>
      <text:p text:style-name="P1"/>
      <text:p text:style-name="P1"/>
      <text:p text:style-name="P1">\subsubsection{Documentation}</text:p>
      <text:p text:style-name="P1"/>
      <text:p text:style-name="P1">Objective</text:p>
      <text:p text:style-name="P1">Description</text:p>
      <text:p text:style-name="P1">Timeframe</text:p>
      <text:p text:style-name="P1"/>
      <text:p text:style-name="P1"/>
      <text:p text:style-name="P1"/>
      <text:p text:style-name="P1">Creating database</text:p>
      <text:p text:style-name="P1">Explore options for best format and software for</text:p>
      <text:p text:style-name="P1">Due:</text:p>
      <text:p text:style-name="P1"/>
      <text:p text:style-name="P1">database. Set up to hold results of initial tests.</text:p>
      <text:p text:style-name="P1">08/06/2018</text:p>
      <text:p text:style-name="P1"/>
      <text:p text:style-name="P1"/>
      <text:p text:style-name="P1"/>
      <text:p text:style-name="P1">Setting up work flow</text:p>
      <text:p text:style-name="P1">Set up workflow that ensures all tests and results</text:p>
      <text:p text:style-name="P1">Due: 08/06/2018</text:p>
      <text:p text:style-name="P1"/>
      <text:p text:style-name="P1">are stored to Github and that information is</text:p>
      <text:p text:style-name="P1"/>
      <text:p text:style-name="P1"/>
      <text:p text:style-name="P1">properly recorded and backed-up.</text:p>
      <text:p text:style-name="P1"/>
      <text:p text:style-name="P1">Initial visualisations</text:p>
      <text:p text:style-name="P1">Generate and analyse graphs weekly throughout the</text:p>
      <text:p text:style-name="P1">Due: 03/08/2018</text:p>
      <text:p text:style-name="P1"/>
      <text:p text:style-name="P1">main testing phase of this project.</text:p>
      <text:p text:style-name="P1"/>
      <text:p text:style-name="P1"/>
      <text:p text:style-name="P1">Analysis of outliers</text:p>
      <text:p text:style-name="P1">Address any thesis issues that have arisen over the</text:p>
      <text:p text:style-name="P1">Due:</text:p>
      <text:p text:style-name="P1"/>
      <text:p text:style-name="P1">course of the project, such as outlying data and</text:p>
      <text:p text:style-name="P1">10/08/2018</text:p>
      <text:p text:style-name="P1"/>
      <text:p text:style-name="P1">unusual results.</text:p>
      <text:p text:style-name="P1"><text:soft-page-break/></text:p>
      <text:p text:style-name="P1">Thesis writing</text:p>
      <text:p text:style-name="P1">Gather results from all tests into thesis, with</text:p>
      <text:p text:style-name="P1">Due:</text:p>
      <text:p text:style-name="P1"/>
      <text:p text:style-name="P1">discussion about findings and future work.</text:p>
      <text:p text:style-name="P1">31/08/2018</text:p>
      <text:p text:style-name="P1"/>
      <text:p text:style-name="P1"/>
      <text:p text:style-name="P1"/>
      <text:p text:style-name="P1"/>
      <text:p text:style-name="P1"/>
      <text:p text:style-name="P1">\subsection{Risk Analysis}</text:p>
      <text:p text:style-name="P1"/>
      <text:p text:style-name="P1">There are several possible complications that could arise with this project, generic risks common to any testing and more specific risks to this project. Both will be addressed.</text:p>
      <text:p text:style-name="P1"/>
      <text:p text:style-name="P1"/>
      <text:p text:style-name="P1"/>
      <text:p text:style-name="P1">\subsubsection{Risk of Bias}</text:p>
      <text:p text:style-name="P1"/>
      <text:p text:style-name="P1">Due to the fact that the initial part of this project will be spent corroborating a theory, it is possible that certain results will become more appealing while the testing is carried out; results that coincide with findings from the associated literature. Possibly more importantly, because of the quantity of data being generated and the fact that it ought to show certain patterns, it may become a risk that the tests be designed to produce these patterns. This is a difficult risk to mitigate against with the most obvious solution being constant communication with the project supervisor in the hope that she will review the tests and results with an objective eye and point out any flaws in the experiment design that have arisen from internal bias. It will also be necessary to approach the project with an open mind and to make a conscious decision to accept all results generated through fair trial, regardless of patterns emerging over the course of the project.</text:p>
      <text:p text:style-name="P1"/>
      <text:p text:style-name="P1"/>
      <text:p text:style-name="P1">\subsubsection{Overcomplicating}</text:p>
      <text:p text:style-name="P1"/>
      <text:p text:style-name="P1">Following extensive planning and research, hopefully the scope of this project will not exceed the limitations of what is possible over the course of three months, however, considering the vast amounts of coding that will be needed to conduct this project it is possible that the project could become overcomplicated. In order to ensure the coding aspect of this project does not become overwhelming, one possible option would be having sections of robust, tested, prefabricated code that can be put together to carry out complex operations. This would ensure that, when moving onto a new section of the project, there is no need to generate extensive sections of new code that may prove to not be robust and cause subsequent complications. It will also be necessary to continually be conscious of the objectives of this project and remain focused on trying to achieve these rather than aiming to achieve a vast number of loosely defined goals.</text:p>
      <text:p text:style-name="P1"/>
      <text:p text:style-name="P1">\subsubsection{Timeliness}</text:p>
      <text:p text:style-name="P1"/>
      <text:p text:style-name="P1">Similar to overcomplicating, it is a possibility that the various sections of this project will take longer than initially expected. The way in which the preliminary timeline has been constructed allows for some delays in the initial set up and main testing which will hopefully mitigate against most time related risks. However, the timeline does not allow for any extensive delays. Should a <text:soft-page-break/>particularly extensive delay occur, it will be necessary to reorganise the way in which the project is being conducted and consider the possibility of simplifying the objectives of the project further, such that they can be met within the available time. Considering how much planning has already gone into this project, this is a risk that is hopefully avoidable, however, it is worthwhile being aware of it.</text:p>
      <text:p text:style-name="P1"/>
      <text:p text:style-name="P1"/>
      <text:p text:style-name="P1"/>
      <text:p text:style-name="P1">\subsubsection{Awareness of Environment}</text:p>
      <text:p text:style-name="P1"/>
      <text:p text:style-name="P1">One risk that is particularly pertinent for this project is the risk of a lack of knowledge or awareness about the simulated environment in which the tests are being conducted. Because the environment pre-exists, it is imperative that an extensive amount of time be taken in becoming familiar with it and understanding all of its functionality. It will also be necessary to ensure that the functionalities being added to the robot or drone are not affected by the environment and, in turn, do not affect the environment in any way. This is not a risk that can be rectified by a single solution but rather something that must be assessed and corrected on a rolling basis.</text:p>
      <text:p text:style-name="P1"/>
      <text:p text:style-name="P1"/>
      <text:p text:style-name="P1"/>
      <text:p text:style-name="P1">This outline provides a thorough conceptualisation of the layout this project will take throughout the summer. While it is possible that the timeline will prove difficult to uphold, initial research and discussions have suggested that the amount and pace of work here outlined are both achievable and robust enough to result in a good project. Before the project commences it will be necessary to create a checklist for each month based on this timeline. The risks discussed by no means cover every eventuality that could befall this project, however, based on past work, they appear to be the most pertinent risks and deserve attention prior to the project proper so that prevention and, if necessary, resolution plans are already in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2:45:59.922919056</meta:creation-date>
    <dc:date>2018-08-24T09:39:55.246926525</dc:date>
    <meta:editing-duration>P1DT20H37M35S</meta:editing-duration>
    <meta:editing-cycles>1</meta:editing-cycles>
    <meta:document-statistic meta:table-count="0" meta:image-count="0" meta:object-count="0" meta:page-count="7" meta:paragraph-count="143" meta:word-count="2123" meta:character-count="13002" meta:non-whitespace-character-count="10980"/>
    <meta:generator>LibreOffice/4.2.8.2$Linux_X86_64 LibreOffice_project/420m0$Build-2</meta:generator>
  </office:meta>
</office:document-meta>
</file>